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4f998" officeooo:paragraph-rsid="0014f998"/>
    </style:style>
    <style:style style:name="P2" style:family="paragraph" style:parent-style-name="Standard">
      <style:paragraph-properties fo:text-align="start" style:justify-single-word="false"/>
      <style:text-properties officeooo:rsid="00168082" officeooo:paragraph-rsid="00168082"/>
    </style:style>
    <style:style style:name="P3" style:family="paragraph" style:parent-style-name="Standard">
      <style:paragraph-properties fo:text-align="end" style:justify-single-word="false"/>
      <style:text-properties fo:font-weight="bold" officeooo:rsid="0014f998" officeooo:paragraph-rsid="0014f99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14f998" officeooo:paragraph-rsid="0014f998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a3938" officeooo:paragraph-rsid="001a3938"/>
    </style:style>
    <style:style style:name="P6" style:family="paragraph" style:parent-style-name="Standard">
      <style:paragraph-properties fo:text-align="start" style:justify-single-word="false"/>
      <style:text-properties officeooo:rsid="00168082" officeooo:paragraph-rsid="00168082"/>
    </style:style>
    <style:style style:name="T1" style:family="text">
      <style:text-properties officeooo:rsid="00168082"/>
    </style:style>
    <style:style style:name="T2" style:family="text">
      <style:text-properties officeooo:rsid="00187570"/>
    </style:style>
    <style:style style:name="T3" style:family="text">
      <style:text-properties officeooo:rsid="001c13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port for Nature Loop Detector</text:p>
      <text:p text:style-name="P3">Wei Zhang</text:p>
      <text:p text:style-name="P1">The dominance relations are revealed in ‘runOnFunction’. I use the algorithm in the EAC textbook.</text:p>
      <text:p text:style-name="P1">Searching for back edges and natural loops are done in function ‘calallloops’. I set a queue <text:span text:style-name="T1">and copy them</text:span> to record the path and iteratively visit the successors of the current node. <text:span text:style-name="T1">When a predecessor is also in the dominator of current node, I pop out all the nodes before that one and pop out the rest as the blocks in the loop. I have made sure that my <text:s/>answer is right by inferring manually. </text:span></text:p>
      <text:p text:style-name="P1"/>
      <text:p text:style-name="P2">I <text:span text:style-name="T2">tried the adv test, but I’m not sure about the result. There are two loops in the program according to my result.</text:span></text:p>
      <text:p text:style-name="P2"/>
      <text:p text:style-name="P5">I remove the self-dominance relations <text:span text:style-name="T3">intentionally</text:span> because they are not included in the example output. <text:span text:style-name="T3">And there are three makefiles(2,3) correspond to mytest.c and mytest1.c. All of them can compile the advtest.c.</text:span></text:p>
      <text:p text:style-name="P5">Test Result:</text:p>
      <text:p text:style-name="P5">test.c</text:p>
      <text:p text:style-name="P5">======================</text:p>
      <text:p text:style-name="P5">Number of loops: 2</text:p>
      <text:p text:style-name="P5">Dominance relation: BB_ -&gt; BB_1, BB_ -&gt; BB_2, BB_1 -&gt; BB_2, BB_ -&gt; BB_3, BB_1 -&gt; BB_3, BB_2 -&gt; BB_3, BB_ -&gt; BB_4, BB_1 -&gt; BB_4, BB_ -&gt; BB_5, BB_1 -&gt; BB_5, BB_4 -&gt; BB_5, BB_ -&gt; BB_6, BB_1 -&gt; BB_6, BB_4 -&gt; BB_6, BB_5 -&gt; BB_6, BB_ -&gt; BB_7, BB_1 -&gt; BB_7, BB_4 -&gt; BB_7, BB_5 -&gt; BB_7, BB_6 -&gt; BB_7, BB_ -&gt; BB_8, BB_1 -&gt; BB_8, BB_4 -&gt; BB_8, BB_5 -&gt; BB_8, BB_6 -&gt; BB_8, BB_ -&gt; BB_9, BB_1 -&gt; BB_9, BB_4 -&gt; BB_9, BB_5 -&gt; BB_9, BB_6 -&gt; BB_9, BB_8 -&gt; BB_9, BB_ -&gt; BB_10, BB_1 -&gt; BB_10, BB_4 -&gt; BB_10, BB_5 -&gt; BB_10, </text:p>
      <text:p text:style-name="P5">Back edge: BB_3 -&gt; BB_1, BB_9 -&gt; BB_5, </text:p>
      <text:p text:style-name="P5">Basic blocks in the loop 1: BB_1, BB_2, BB_3, </text:p>
      <text:p text:style-name="P5">Basic blocks in the loop 2: BB_5, BB_6, BB_7, BB_8, BB_9, </text:p>
      <text:p text:style-name="P5">======================</text:p>
      <text:p text:style-name="P5">advtest.c</text:p>
      <text:p text:style-name="P5">======================</text:p>
      <text:p text:style-name="P5">Number of loops: 2</text:p>
      <text:p text:style-name="P5">Dominance relation: BB_ -&gt; BB_1, BB_1 -&gt; BB_2, BB_ -&gt; BB_2, BB_1 -&gt; BB_3, BB_2 -&gt; BB_3, BB_ -&gt; BB_3, BB_1 -&gt; BB_4, BB_2 -&gt; BB_4, BB_3 -&gt; BB_4, BB_ -&gt; BB_4, BB_1 -&gt; BB_5, BB_2 -&gt; BB_5, BB_3 -&gt; BB_5, BB_4 -&gt; BB_5, BB_ -&gt; BB_5, BB_1 -&gt; BB_6, BB_2 -&gt; BB_6, BB_3 -&gt; BB_6, BB_ -&gt; BB_6, BB_1 -&gt; BB_7, BB_2 -&gt; BB_7, BB_3 -&gt; BB_7, BB_6 -&gt; BB_7, BB_ -&gt; BB_7, BB_1 -&gt; BB_8, BB_ -&gt; BB_8, </text:p>
      <text:p text:style-name="P5">Back edge: BB_5 -&gt; BB_3, BB_7 -&gt; BB_1, </text:p>
      <text:p text:style-name="P5">Basic blocks in the loop 1: BB_3, BB_4, BB_5, </text:p>
      <text:p text:style-name="P5">Basic blocks in the loop 2: BB_1, BB_2, BB_3, BB_6, BB_7, </text:p>
      <text:p text:style-name="P5">======================</text:p>
      <text:p text:style-name="P5">mytest.c</text:p>
      <text:p text:style-name="P5">======================</text:p>
      <text:p text:style-name="P5">Number of loops: 3</text:p>
      <text:p text:style-name="P5">Dominance relation: BB_ -&gt; BB_1, BB_ -&gt; BB_2, BB_1 -&gt; BB_2, BB_2 -&gt; BB_3, BB_ -&gt; BB_3, BB_1 -&gt; BB_3, BB_ -&gt; BB_4, BB_1 -&gt; BB_4, BB_4 -&gt; BB_5, BB_ -&gt; BB_5, BB_1 -&gt; BB_5, BB_4 -&gt; BB_6, BB_ -&gt; BB_6, BB_1 -&gt; BB_6, BB_4 -&gt; BB_7, BB_6 -&gt; BB_7, BB_ -&gt; BB_7, BB_1 -&gt; BB_7, BB_4 -&gt; BB_8, BB_6 -&gt; BB_8, BB_7 -&gt; BB_8, BB_ -&gt; BB_8, BB_1 -&gt; BB_8, BB_4 -&gt; BB_9, BB_6 -&gt; BB_9, BB_7 -&gt; BB_9, BB_8 -&gt; BB_9, BB_ -&gt; BB_9, BB_1 -&gt; BB_9, BB_4 -&gt; BB_10, <text:soft-page-break/>BB_6 -&gt; BB_10, BB_7 -&gt; BB_10, BB_ -&gt; BB_10, BB_1 -&gt; BB_10, BB_4 -&gt; BB_11, BB_6 -&gt; BB_11, BB_7 -&gt; BB_11, BB_10 -&gt; BB_11, BB_ -&gt; BB_11, BB_1 -&gt; BB_11, BB_4 -&gt; BB_12, BB_6 -&gt; BB_12, BB_7 -&gt; BB_12, BB_10 -&gt; BB_12, BB_11 -&gt; BB_12, BB_ -&gt; BB_12, BB_1 -&gt; BB_12, BB_4 -&gt; BB_13, BB_6 -&gt; BB_13, BB_7 -&gt; BB_13, BB_10 -&gt; BB_13, BB_11 -&gt; BB_13, BB_12 -&gt; BB_13, BB_ -&gt; BB_13, BB_1 -&gt; BB_13, BB_4 -&gt; BB_14, BB_6 -&gt; BB_14, BB_7 -&gt; BB_14, BB_10 -&gt; BB_14, BB_11 -&gt; BB_14, BB_12 -&gt; BB_14, BB_ -&gt; BB_14, BB_1 -&gt; BB_14, BB_4 -&gt; BB_15, BB_6 -&gt; BB_15, BB_7 -&gt; BB_15, BB_10 -&gt; BB_15, BB_11 -&gt; BB_15, BB_12 -&gt; BB_15, BB_14 -&gt; BB_15, BB_ -&gt; BB_15, BB_1 -&gt; BB_15, BB_4 -&gt; BB_16, BB_6 -&gt; BB_16, BB_7 -&gt; BB_16, BB_10 -&gt; BB_16, BB_11 -&gt; BB_16, BB_ -&gt; BB_16, BB_1 -&gt; BB_16, </text:p>
      <text:p text:style-name="P5">Back edge: BB_3 -&gt; BB_1, BB_9 -&gt; BB_7, BB_15 -&gt; BB_11, </text:p>
      <text:p text:style-name="P5">Basic blocks in the loop 1: BB_2, BB_3, BB_1, </text:p>
      <text:p text:style-name="P5">Basic blocks in the loop 2: BB_7, BB_8, BB_9, </text:p>
      <text:p text:style-name="P5">Basic blocks in the loop 3: BB_11, BB_12, BB_13, BB_14, BB_15, </text:p>
      <text:p text:style-name="P5">======================</text:p>
      <text:p text:style-name="P5">mytest1.c</text:p>
      <text:p text:style-name="P5">======================</text:p>
      <text:p text:style-name="P5">Number of loops: 2</text:p>
      <text:p text:style-name="P5">Dominance relation: BB_ -&gt; BB_1, BB_ -&gt; BB_2, BB_1 -&gt; BB_2, BB_ -&gt; BB_3, BB_1 -&gt; BB_3, BB_2 -&gt; BB_3, BB_ -&gt; BB_4, BB_1 -&gt; BB_4, BB_2 -&gt; BB_4, BB_3 -&gt; BB_4, BB_ -&gt; BB_5, BB_1 -&gt; BB_5, BB_2 -&gt; BB_5, BB_ -&gt; BB_6, BB_ -&gt; BB_7, BB_6 -&gt; BB_7, BB_ -&gt; BB_8, BB_6 -&gt; BB_8, BB_7 -&gt; BB_8, BB_ -&gt; BB_9, BB_6 -&gt; BB_9, BB_7 -&gt; BB_9, BB_8 -&gt; BB_9, BB_ -&gt; BB_10, BB_6 -&gt; BB_10, BB_7 -&gt; BB_10, BB_ -&gt; BB_11, </text:p>
      <text:p text:style-name="P5">Back edge: BB_4 -&gt; BB_2, BB_9 -&gt; BB_7, </text:p>
      <text:p text:style-name="P5">Basic blocks in the loop 1: BB_2, BB_3, BB_4, </text:p>
      <text:p text:style-name="P5">Basic blocks in the loop 2: BB_7, BB_8, BB_9, </text:p>
      <text:p text:style-name="P5">======================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00:43:46.010980952</meta:creation-date>
    <dc:date>2018-03-10T01:43:03.929297471</dc:date>
    <meta:editing-duration>PT25M4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813" meta:character-count="4231" meta:non-whitespace-character-count="3439"/>
  </office:meta>
</office:document-meta>
</file>